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2"/><text:span text:style-name="T1"><text:line-break/></text:span></text:p>
      <text:p text:style-name="P5"/>
      <text:p text:style-name="P1"><text:s/><text:span text:style-name="T2"><text:s text:c="39"/></text:span><text:span text:style-name="T1">Health: </text:span></text:p>
      <text:p text:style-name="P4"><text:s text:c="41"/>Damage: </text:p>
      <text:p text:style-name="P4"/>
      <text:p text:style-name="P4"><text:s text:c="41"/>Attack: </text:p>
      <text:p text:style-name="P1"><text:span text:style-name="T1"><text:s text:c="43"/></text:span><text:span text:style-name="T2">1.) Spits a moving pattern of bulletes</text:span></text:p>
      <text:p text:style-name="P5"/>
      <text:p text:style-name="P5"/>
      <text:p text:style-name="P6"/>
      <text:p text:style-name="P5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2.) Lobs a grenade that stuns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9">Ruins</text:p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7M44S</meta:editing-duration>
    <meta:editing-cycles>11</meta:editing-cycles>
    <meta:generator>OpenOffice.org/3.4.1$Win32 OpenOffice.org_project/341m1$Build-9593</meta:generator>
    <dc:date>2014-02-06T20:13:02.73</dc:date>
    <meta:document-statistic meta:table-count="0" meta:image-count="9" meta:object-count="0" meta:page-count="3" meta:paragraph-count="71" meta:word-count="315" meta:character-count="3466"/>
    <meta:user-defined meta:name="Info 1"/>
    <meta:user-defined meta:name="Info 2"/>
    <meta:user-defined meta:name="Info 3"/>
    <meta:user-defined meta:name="Info 4"/>
  </office:meta>
</office:document-meta>
</file>